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8mm"/>
    </style:style>
    <style:style style:name="co2" style:family="table-column">
      <style:table-column-properties fo:break-before="auto" style:column-width="12.14mm"/>
    </style:style>
    <style:style style:name="co3" style:family="table-column">
      <style:table-column-properties fo:break-before="auto" style:column-width="29.42mm"/>
    </style:style>
    <style:style style:name="co4" style:family="table-column">
      <style:table-column-properties fo:break-before="auto" style:column-width="67.13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16.3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17.29mm"/>
    </style:style>
    <style:style style:name="co9" style:family="table-column">
      <style:table-column-properties fo:break-before="auto" style:column-width="17.15mm"/>
    </style:style>
    <style:style style:name="co10" style:family="table-column">
      <style:table-column-properties fo:break-before="auto" style:column-width="14.61mm"/>
    </style:style>
    <style:style style:name="co11" style:family="table-column">
      <style:table-column-properties fo:break-before="auto" style:column-width="20.11mm"/>
    </style:style>
    <style:style style:name="co12" style:family="table-column">
      <style:table-column-properties fo:break-before="auto" style:column-width="21.8mm"/>
    </style:style>
    <style:style style:name="co13" style:family="table-column">
      <style:table-column-properties fo:break-before="auto" style:column-width="11.22mm"/>
    </style:style>
    <style:style style:name="co14" style:family="table-column">
      <style:table-column-properties fo:break-before="auto" style:column-width="14.01mm"/>
    </style:style>
    <style:style style:name="co15" style:family="table-column">
      <style:table-column-properties fo:break-before="auto" style:column-width="15.75mm"/>
    </style:style>
    <style:style style:name="co16" style:family="table-column">
      <style:table-column-properties fo:break-before="auto" style:column-width="24.55mm"/>
    </style:style>
    <style:style style:name="co17" style:family="table-column">
      <style:table-column-properties fo:break-before="auto" style:column-width="16.19mm"/>
    </style:style>
    <style:style style:name="co18" style:family="table-column">
      <style:table-column-properties fo:break-before="auto" style:column-width="17.36mm"/>
    </style:style>
    <style:style style:name="co19" style:family="table-column">
      <style:table-column-properties fo:break-before="auto" style:column-width="14.83mm"/>
    </style:style>
    <style:style style:name="co20" style:family="table-column">
      <style:table-column-properties fo:break-before="auto" style:column-width="11.43mm"/>
    </style:style>
    <style:style style:name="co21" style:family="table-column">
      <style:table-column-properties fo:break-before="auto" style:column-width="28.36mm"/>
    </style:style>
    <style:style style:name="co22" style:family="table-column">
      <style:table-column-properties fo:break-before="auto" style:column-width="37.25mm"/>
    </style:style>
    <style:style style:name="co23" style:family="table-column">
      <style:table-column-properties fo:break-before="auto" style:column-width="27.52mm"/>
    </style:style>
    <style:style style:name="co24" style:family="table-column">
      <style:table-column-properties fo:break-before="auto" style:column-width="23.71mm"/>
    </style:style>
    <style:style style:name="co25" style:family="table-column">
      <style:table-column-properties fo:break-before="auto" style:column-width="27.94mm"/>
    </style:style>
    <style:style style:name="co26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8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8" style:family="table-cell" style:parent-style-name="Default" style:data-style-name="N0">
      <style:table-cell-properties fo:background-color="#dddddd" style:text-align-source="fix" style:repeat-content="false"/>
      <style:paragraph-properties fo:text-align="center" fo:margin-left="0mm"/>
      <style:text-properties style:font-name="Calibri"/>
    </style:style>
    <style:style style:name="ce9" style:family="table-cell" style:parent-style-name="Default" style:data-style-name="N0">
      <style:table-cell-properties fo:background-color="#6666ff" style:text-align-source="fix" style:repeat-content="false" style:vertical-align="middle"/>
      <style:paragraph-properties fo:text-align="center" fo:margin-left="0mm"/>
      <style:text-properties style:font-name="Calibri"/>
    </style:style>
    <style:style style:name="ce10" style:family="table-cell" style:parent-style-name="Default" style:data-style-name="N0">
      <style:table-cell-properties fo:background-color="#ffcc00" style:text-align-source="fix" style:repeat-content="false" style:vertical-align="middle"/>
      <style:paragraph-properties fo:text-align="center" fo:margin-left="0mm"/>
      <style:text-properties style:font-name="Calibri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style:font-name="Calibri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Calibri"/>
    </style:style>
    <style:style style:name="ce1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/>
    </style:style>
    <style:style style:name="ce2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21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Calibri"/>
    </style:style>
    <style:style style:name="ce2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24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Calibri"/>
    </style:style>
    <style:style style:name="ce25" style:family="table-cell" style:parent-style-name="Default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Calibri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28" style:family="table-cell" style:parent-style-name="Default">
      <style:text-properties style:font-name="Calibri"/>
    </style:style>
    <style:style style:name="ce29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31" style:family="table-cell" style:parent-style-name="Default" style:data-style-name="N0">
      <style:table-cell-properties style:vertical-align="middle"/>
      <style:text-properties style:font-name="Calibri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33" style:family="table-cell" style:parent-style-name="Default" style:data-style-name="N0">
      <style:table-cell-properties fo:background-color="transparent" style:vertical-align="middle"/>
      <style:text-properties style:font-name="Calibri" fo:font-weight="normal" style:font-weight-asian="normal" style:font-weight-complex="normal"/>
    </style:style>
    <style:style style:name="ce34" style:family="table-cell" style:parent-style-name="Default" style:data-style-name="N0">
      <style:table-cell-properties fo:background-color="transparent"/>
      <style:text-properties style:font-name="Calibri"/>
    </style:style>
    <style:style style:name="ce35" style:family="table-cell" style:parent-style-name="Default" style:data-style-name="N0">
      <style:text-properties style:font-name="Calibri"/>
    </style:style>
    <style:style style:name="ce36" style:family="table-cell" style:parent-style-name="Default" style:data-style-name="N0">
      <style:text-properties style:font-name="Calibri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.0_BOM" table:style-name="ta1">
        <office:forms form:automatic-focus="false" form:apply-design-mode="false"/>
        <table:shapes>
          <draw:frame draw:z-index="0" draw:style-name="gr1" draw:text-style-name="P1" svg:width="80.82mm" svg:height="45.46mm" svg:x="58.5mm" svg:y="687.65mm">
            <loext:p draw:notify-on-update-of-ranges="'F3.0_BOM'.D151:'F3.0_BOM'.D153 'F3.0_BOM'.C151:'F3.0_BOM'.C15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2"/>
        <table:table-column table:style-name="co5" table:default-cell-style-name="ce15"/>
        <table:table-column table:style-name="co6" table:default-cell-style-name="ce16"/>
        <table:table-column table:style-name="co7" table:number-columns-repeated="2" table:default-cell-style-name="ce16"/>
        <table:table-column table:style-name="co7" table:default-cell-style-name="ce19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22"/>
        <table:table-column table:style-name="co11" table:default-cell-style-name="ce16"/>
        <table:table-column table:style-name="co12" table:default-cell-style-name="ce16"/>
        <table:table-column table:style-name="co13" table:default-cell-style-name="ce22"/>
        <table:table-column table:style-name="co14" table:default-cell-style-name="ce16"/>
        <table:table-column table:style-name="co8" table:default-cell-style-name="ce16"/>
        <table:table-column table:style-name="co15" table:default-cell-style-name="ce22"/>
        <table:table-column table:style-name="co16" table:default-cell-style-name="ce16"/>
        <table:table-column table:style-name="co17" table:default-cell-style-name="ce16"/>
        <table:table-column table:style-name="co18" table:number-columns-repeated="2" table:default-cell-style-name="ce16"/>
        <table:table-column table:style-name="co18" table:default-cell-style-name="ce22"/>
        <table:table-column table:style-name="co19" table:default-cell-style-name="ce22"/>
        <table:table-column table:style-name="co20" table:default-cell-style-name="ce16"/>
        <table:table-column table:style-name="co21" table:default-cell-style-name="ce12"/>
        <table:table-column table:style-name="co22" table:default-cell-style-name="ce16"/>
        <table:table-column table:style-name="co23" table:default-cell-style-name="ce12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4" table:number-columns-repeated="990" table:default-cell-style-name="ce29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T (alim ext)</text:p>
          </table:table-cell>
          <table:table-cell office:value-type="string" calcext:value-type="string">
            <text:p>U</text:p>
          </table:table-cell>
          <table:table-cell/>
          <table:table-cell table:style-name="ce11"/>
          <table:table-cell office:value-type="string" calcext:value-type="string">
            <text:p>Total</text:p>
          </table:table-cell>
          <table:table-cell office:value-type="string" calcext:value-type="string" table:number-columns-spanned="3" table:number-rows-spanned="1">
            <text:p>Base</text:p>
          </table:table-cell>
          <table:covered-table-cell table:number-columns-repeated="2"/>
          <table:table-cell table:style-name="ce18" office:value-type="string" calcext:value-type="string" table:number-columns-spanned="5" table:number-rows-spanned="1">
            <text:p>Axe-Y</text:p>
          </table:table-cell>
          <table:covered-table-cell table:number-columns-repeated="4"/>
          <table:table-cell table:style-name="ce22" office:value-type="string" calcext:value-type="string" table:number-columns-spanned="3" table:number-rows-spanned="1">
            <text:p>Zone ELEC</text:p>
          </table:table-cell>
          <table:covered-table-cell table:number-columns-repeated="2"/>
          <table:table-cell table:style-name="ce22" office:value-type="string" calcext:value-type="string" table:number-columns-spanned="3" table:number-rows-spanned="1">
            <text:p>Axe Z</text:p>
          </table:table-cell>
          <table:covered-table-cell table:number-columns-repeated="2"/>
          <table:table-cell table:style-name="ce22" office:value-type="string" calcext:value-type="string" table:number-columns-spanned="5" table:number-rows-spanned="1">
            <text:p>Axe X</text:p>
          </table:table-cell>
          <table:covered-table-cell table:number-columns-repeated="4"/>
          <table:table-cell table:style-name="ce26" office:value-type="string" calcext:value-type="string" table:number-columns-spanned="1" table:number-rows-spanned="2">
            <text:p>Support bobine</text:p>
          </table:table-cell>
          <table:table-cell/>
          <table:table-cell table:style-name="ce29"/>
          <table:table-cell table:number-columns-repeated="997"/>
        </table:table-row>
        <table:table-row table:style-name="ro1">
          <table:table-cell table:style-name="ce2" table:formula="of:=SUM([.A3:.A94])" office:value-type="float" office:value="622.1" calcext:value-type="float">
            <text:p>622,1</text:p>
          </table:table-cell>
          <table:table-cell table:style-name="ce2" table:formula="of:=SUM([.B3:.B94])" office:value-type="float" office:value="433.88" calcext:value-type="float">
            <text:p>433,88</text:p>
          </table:table-cell>
          <table:table-cell office:value-type="string" calcext:value-type="string">
            <text:p>Exemple Link</text:p>
          </table:table-cell>
          <table:table-cell table:style-name="ce11" office:value-type="string" calcext:value-type="string">
            <text:p>Item F 4.0</text:p>
          </table:table-cell>
          <table:table-cell table:formula="of:=SUM([.E3:.E94])" office:value-type="float" office:value="314.6" calcext:value-type="float">
            <text:p>314,6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Charnières</text:p>
          </table:table-cell>
          <table:table-cell office:value-type="string" calcext:value-type="string">
            <text:p>Panneaux</text:p>
          </table:table-cell>
          <table:table-cell office:value-type="string" calcext:value-type="string">
            <text:p>Y-capteur</text:p>
          </table:table-cell>
          <table:table-cell office:value-type="string" calcext:value-type="string">
            <text:p>Y-roulement</text:p>
          </table:table-cell>
          <table:table-cell office:value-type="string" calcext:value-type="string">
            <text:p>Y-guidage</text:p>
          </table:table-cell>
          <table:table-cell office:value-type="string" calcext:value-type="string">
            <text:p>Y-moteur</text:p>
          </table:table-cell>
          <table:table-cell office:value-type="string" calcext:value-type="string">
            <text:p>Plateau</text:p>
          </table:table-cell>
          <table:table-cell office:value-type="string" calcext:value-type="string">
            <text:p>Plaque arr.</text:p>
          </table:table-cell>
          <table:table-cell office:value-type="string" calcext:value-type="string">
            <text:p>Plaque fond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Z-moteur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Entrainement</text:p>
          </table:table-cell>
          <table:table-cell office:value-type="string" calcext:value-type="string">
            <text:p>X-moteur</text:p>
          </table:table-cell>
          <table:table-cell office:value-type="string" calcext:value-type="string">
            <text:p>X-capteur</text:p>
          </table:table-cell>
          <table:table-cell office:value-type="string" calcext:value-type="string">
            <text:p>Ventilo</text:p>
          </table:table-cell>
          <table:table-cell office:value-type="string" calcext:value-type="string">
            <text:p>Extrusion</text:p>
          </table:table-cell>
          <table:covered-table-cell/>
          <table:table-cell/>
          <table:table-cell table:style-name="ce29"/>
          <table:table-cell table:number-columns-repeated="997"/>
        </table:table-row>
        <table:table-row table:style-name="ro1">
          <table:table-cell office:value-type="float" office:value="45" calcext:value-type="float" table:number-columns-spanned="1" table:number-rows-spanned="5">
            <text:p>45</text:p>
          </table:table-cell>
          <table:table-cell table:style-name="ce6" office:value-type="float" office:value="25" calcext:value-type="float" table:number-columns-spanned="1" table:number-rows-spanned="5">
            <text:p>25</text:p>
          </table:table-cell>
          <table:table-cell office:value-type="string" calcext:value-type="string" table:number-columns-spanned="1" table:number-rows-spanned="5">
            <text:p><text:a xlink:href="http://www.motedis.com/shop/Friends-of/FoldaRap-v30/Kit-FoldaRap-v30::5729.html" xlink:type="simple">Motedis</text:a></text:p>
          </table:table-cell>
          <table:table-cell office:value-type="string" calcext:value-type="string">
            <text:p>Profilé alu 2020 200mm</text:p>
          </table:table-cell>
          <table:table-cell table:formula="of:=SUM([.F3:.Z3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ce34" table:number-columns-repeated="988"/>
          <table:table-cell table:number-columns-repeated="2"/>
        </table:table-row>
        <table:table-row table:style-name="ro1">
          <table:covered-table-cell table:number-columns-repeated="3"/>
          <table:table-cell office:value-type="string" calcext:value-type="string">
            <text:p>Profilé alu 2020 300mm</text:p>
          </table:table-cell>
          <table:table-cell table:formula="of:=SUM([.F4:.Z4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7"/>
          <table:table-cell table:style-name="ce34" table:number-columns-repeated="988"/>
          <table:table-cell table:number-columns-repeated="2"/>
        </table:table-row>
        <table:table-row table:style-name="ro1">
          <table:covered-table-cell table:number-columns-repeated="3"/>
          <table:table-cell office:value-type="string" calcext:value-type="string">
            <text:p>M4 écrou-T (paquet de 100)</text:p>
          </table:table-cell>
          <table:table-cell table:formula="of:=SUM([.F5:.Z5])"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29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Courroie GT2 6mm 600mm (1m)</text:p>
          </table:table-cell>
          <table:table-cell table:formula="of:=SUM([.F6:.Z6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Poulie GT2 20 dents 5mm bore + vis</text:p>
          </table:table-cell>
          <table:table-cell table:formula="of:=SUM([.F7:.Z7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34" table:number-columns-repeated="988"/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kipp.fr/fr/fr/Produits/Eléments-de-manœuvre-Eléments-normalisés/Poussoirs-à-ressort-doigt-d-indexage-broches-à-billes/K0334-Poussoirs-à-ressort-modèle-lisse-plastique.html" xlink:type="simple">Kipp</text:a></text:p>
          </table:table-cell>
          <table:table-cell office:value-type="string" calcext:value-type="string">
            <text:p>Ball spring plunger - Kipp K0334.210</text:p>
          </table:table-cell>
          <table:table-cell table:formula="of:=SUM([.F8:.Z8])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  <table:table-cell table:style-name="ce29"/>
          <table:table-cell table:number-columns-repeated="997"/>
        </table:table-row>
        <table:table-row table:style-name="ro1">
          <table:table-cell office:value-type="float" office:value="20" calcext:value-type="float" table:number-columns-spanned="1" table:number-rows-spanned="15">
            <text:p>20</text:p>
          </table:table-cell>
          <table:table-cell table:style-name="ce6" office:value-type="float" office:value="10" calcext:value-type="float" table:number-columns-spanned="1" table:number-rows-spanned="15">
            <text:p>10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3 écrou</text:p>
          </table:table-cell>
          <table:table-cell table:formula="of:=SUM([.F9:.Z9])"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style-name="ce29"/>
          <table:table-cell/>
          <table:table-cell table:style-name="ce29"/>
          <table:table-cell table:style-name="ce30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F10:.Z10])"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3"/>
          <table:table-cell table:style-name="ce30"/>
          <table:table-cell table:style-name="ce27"/>
          <table:table-cell/>
          <table:table-cell table:style-name="ce30" table:number-columns-repeated="2"/>
          <table:table-cell/>
          <table:table-cell table:style-name="ce30"/>
          <table:table-cell table:style-name="ce12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nylstop</text:p>
          </table:table-cell>
          <table:table-cell table:formula="of:=SUM([.F11:.Z11])"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table:style-name="ce30"/>
          <table:table-cell table:style-name="ce27"/>
          <table:table-cell/>
          <table:table-cell table:style-name="ce30" table:number-columns-repeated="2"/>
          <table:table-cell/>
          <table:table-cell table:style-name="ce30"/>
          <table:table-cell table:style-name="ce12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</text:p>
          </table:table-cell>
          <table:table-cell table:formula="of:=SUM([.F12:.Z12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7"/>
          <table:table-cell table:style-name="ce27"/>
          <table:table-cell table:style-name="ce29"/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6 sans tête</text:p>
          </table:table-cell>
          <table:table-cell table:formula="of:=SUM([.F13:.Z13])"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"/>
          <table:table-cell table:style-name="ce30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8 CHC</text:p>
          </table:table-cell>
          <table:table-cell table:formula="of:=SUM([.F14:.Z14])" office:value-type="float" office:value="10" calcext:value-type="float">
            <text:p>10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table:style-name="ce29"/>
          <table:table-cell table:style-name="ce30"/>
          <table:table-cell table:style-name="ce12"/>
          <table:table-cell table:number-columns-repeated="3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10 CHC</text:p>
          </table:table-cell>
          <table:table-cell table:formula="of:=SUM([.F15:.Z15])" office:value-type="float" office:value="9" calcext:value-type="float">
            <text:p>9</text:p>
          </table:table-cell>
          <table:table-cell table:number-columns-repeated="5"/>
          <table:table-cell table:number-columns-repeated="2"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table:style-name="ce27"/>
          <table:table-cell/>
          <table:table-cell table:style-name="ce30"/>
          <table:table-cell table:style-name="ce12" table:number-columns-repeated="2"/>
          <table:table-cell table:number-columns-repeated="2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0 CHC</text:p>
          </table:table-cell>
          <table:table-cell table:formula="of:=SUM([.F16:.Z16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table:style-name="ce27"/>
          <table:table-cell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5 CHC</text:p>
          </table:table-cell>
          <table:table-cell table:formula="of:=SUM([.F17:.Z17])" office:value-type="float" office:value="4" calcext:value-type="float">
            <text:p>4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6"/>
          <table:table-cell table:style-name="ce30"/>
          <table:table-cell table:style-name="ce27"/>
          <table:table-cell table:style-name="ce30"/>
          <table:table-cell table:number-columns-repeated="5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30 TFHC</text:p>
          </table:table-cell>
          <table:table-cell table:formula="of:=SUM([.F18:.Z18])" office:value-type="float" office:value="11" calcext:value-type="float">
            <text:p>1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30"/>
          <table:table-cell table:number-columns-repeated="7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8 TBHC</text:p>
          </table:table-cell>
          <table:table-cell table:formula="of:=SUM([.F19:.Z19])"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10 TBHC</text:p>
          </table:table-cell>
          <table:table-cell table:formula="of:=SUM([.F20:.Z20])" office:value-type="float" office:value="10" calcext:value-type="float">
            <text:p>10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25 CHC</text:p>
          </table:table-cell>
          <table:table-cell table:formula="of:=SUM([.F21:.Z21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écrou nylstop</text:p>
          </table:table-cell>
          <table:table-cell table:formula="of:=SUM([.F22:.Z2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rondelle moyenne</text:p>
          </table:table-cell>
          <table:table-cell table:formula="of:=SUM([.F23:.Z23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9"/>
          <table:table-cell table:style-name="ce30"/>
          <table:table-cell/>
          <table:table-cell table:style-name="ce29"/>
          <table:table-cell table:number-columns-repeated="995"/>
        </table:table-row>
        <table:table-row table:style-name="ro2">
          <table:table-cell office:value-type="float" office:value="45" calcext:value-type="float" table:number-columns-spanned="1" table:number-rows-spanned="3">
            <text:p>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3d-online.com/lite6" xlink:type="simple">e3d</text:a></text:p>
          </table:table-cell>
          <table:table-cell office:value-type="string" calcext:value-type="string">
            <text:p>Tête chauffante e3Dlite6</text:p>
          </table:table-cell>
          <table:table-cell table:formula="of:=SUM([.F24:.Z24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table:style-name="ce16"/>
          <table:table-cell/>
          <table:table-cell table:style-name="ce29"/>
          <table:table-cell table:number-columns-repeated="995"/>
        </table:table-row>
        <table:table-row table:style-name="ro2">
          <table:covered-table-cell/>
          <table:table-cell/>
          <table:table-cell office:value-type="string" calcext:value-type="string">
            <text:p><text:a xlink:href="https://e3d-online.com/thermal-compound-paste" xlink:type="simple">e3d</text:a></text:p>
          </table:table-cell>
          <table:table-cell office:value-type="string" calcext:value-type="string">
            <text:p>Pâte thermique</text:p>
          </table:table-cell>
          <table:table-cell table:number-columns-repeated="22"/>
          <table:table-cell table:style-name="ce16"/>
          <table:table-cell/>
          <table:table-cell table:style-name="ce29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e3D / RRW / Robotdigg</text:p>
          </table:table-cell>
          <table:table-cell office:value-type="string" calcext:value-type="string">
            <text:p>Insert d'entrainement (vis incluse)</text:p>
          </table:table-cell>
          <table:table-cell table:formula="of:=SUM([.F26:.Z2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table:style-name="ce29"/>
          <table:table-cell table:number-columns-repeated="99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<text:a xlink:href="http://www.metalaladecoupe.com/francais/toles.asp?tbout=alu" xlink:type="simple">metalaladecoupe</text:a></text:p>
          </table:table-cell>
          <table:table-cell office:value-type="string" calcext:value-type="string">
            <text:p>Plateau alu 150x140x4mm</text:p>
          </table:table-cell>
          <table:table-cell table:formula="of:=SUM([.F27:.Z27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1"/>
          <table:table-cell table:style-name="ce34" table:number-columns-repeated="988"/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<text:a xlink:href="https://flex3drive.com/product/printbite/" xlink:type="simple">printbite</text:a></text:p>
          </table:table-cell>
          <table:table-cell office:value-type="string" calcext:value-type="string">
            <text:p>Plateau PrintBite 150x140mm</text:p>
          </table:table-cell>
          <table:table-cell table:formula="of:=SUM([.F28:.Z28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1"/>
          <table:table-cell table:style-name="ce34" table:number-columns-repeated="988"/>
          <table:table-cell table:number-columns-repeated="2"/>
        </table:table-row>
        <table:table-row table:style-name="ro3">
          <table:table-cell office:value-type="float" office:value="70" calcext:value-type="float" table:number-columns-spanned="1" table:number-rows-spanned="8">
            <text:p>70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<text:a xlink:href="https://www.robotdigg.com/product/188/2pin-1M-Long-Thermistor-Cables-w/-Dupont-Connector" xlink:type="simple">Robotdigg</text:a></text:p>
          </table:table-cell>
          <table:table-cell office:value-type="string" calcext:value-type="string">
            <text:p>Cable 1m Dupont 2 pin</text:p>
          </table:table-cell>
          <table:table-cell table:formula="of:=SUM([.F29:.Z29]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7"/>
          <table:table-cell table:number-columns-repeated="996"/>
        </table:table-row>
        <table:table-row table:style-name="ro3">
          <table:covered-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<text:a xlink:href="https://www.robotdigg.com/product/141/Endstop-Subminiature-Switch-SS-5GL" xlink:type="simple">Robotdigg</text:a></text:p>
          </table:table-cell>
          <table:table-cell office:value-type="string" calcext:value-type="string">
            <text:p>Micro interrupteur à levier</text:p>
          </table:table-cell>
          <table:table-cell table:formula="of:=SUM([.F30:.Z30]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table:style-name="ce31"/>
          <table:table-cell/>
          <table:table-cell table:style-name="ce29"/>
          <table:table-cell table:number-columns-repeated="995"/>
        </table:table-row>
        <table:table-row table:style-name="ro3">
          <table:covered-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7/NEMA17-40mm-long-17hs3001-20b-Stepper-Motor" xlink:type="simple">Robotdigg</text:a></text:p>
          </table:table-cell>
          <table:table-cell office:value-type="string" calcext:value-type="string">
            <text:p>Nema17 – 40mm – 1.20A 4000gr – 50cm (240gr)</text:p>
          </table:table-cell>
          <table:table-cell table:formula="of:=SUM([.F31:.Z31])"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3">
          <table:covered-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1034/Nema17-Pancake-Stepper-Motor" xlink:type="simple">Robotdigg</text:a></text:p>
          </table:table-cell>
          <table:table-cell office:value-type="string" calcext:value-type="string">
            <text:p>Nema17 – 22mm – 0.8A 1200gr – 80cm (200gr)</text:p>
          </table:table-cell>
          <table:table-cell table:formula="of:=SUM([.F32:.Z32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/>
          <table:table-cell/>
          <table:table-cell office:value-type="string" calcext:value-type="string">
            <text:p>Robotdigg / Aliexpress</text:p>
          </table:table-cell>
          <table:table-cell office:value-type="string" calcext:value-type="string">
            <text:p>Film Chauffant 100x100 mm 90W avec sonde 100k et terminaison molex 2pin</text:p>
          </table:table-cell>
          <table:table-cell table:formula="of:=SUM([.F33:.Z33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3">
          <table:covered-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<text:a xlink:href="https://www.robotdigg.com/product/262/Ball-Bearing-603,-604" xlink:type="simple">Robotdigg</text:a></text:p>
          </table:table-cell>
          <table:table-cell office:value-type="string" calcext:value-type="string">
            <text:p>Roulement à bille 603ZZ</text:p>
          </table:table-cell>
          <table:table-cell table:formula="of:=SUM([.F34:.Z34])"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table:style-name="ce30"/>
          <table:table-cell table:number-columns-repeated="7"/>
          <table:table-cell table:style-name="ce35" table:number-columns-repeated="988"/>
          <table:table-cell table:number-columns-repeated="2"/>
        </table:table-row>
        <table:table-row table:style-name="ro3">
          <table:covered-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<text:a xlink:href="https://www.robotdigg.com/product/12/608ZZ-Ball-Bearing" xlink:type="simple">Robotdigg</text:a></text:p>
          </table:table-cell>
          <table:table-cell office:value-type="string" calcext:value-type="string">
            <text:p>Roulement à bille 608ZZ</text:p>
          </table:table-cell>
          <table:table-cell table:formula="of:=SUM([.F35:.Z35])" office:value-type="float" office:value="4" calcext:value-type="float">
            <text:p>4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/>
          <table:table-cell table:style-name="ce30"/>
          <table:table-cell table:number-columns-repeated="7"/>
          <table:table-cell table:style-name="ce35" table:number-columns-repeated="988"/>
          <table:table-cell table:number-columns-repeated="2"/>
        </table:table-row>
        <table:table-row table:style-name="ro3">
          <table:covered-table-cell/>
          <table:table-cell/>
          <table:table-cell office:value-type="string" calcext:value-type="string">
            <text:p><text:a xlink:href="https://www.robotdigg.com/product/249/PC4-01,-PC6-01,-PC4-M4,-PC6-M6-for-Bowden-Extruder" xlink:type="simple">Robotdigg</text:a></text:p>
          </table:table-cell>
          <table:table-cell office:value-type="string" calcext:value-type="string">
            <text:p>PC4-B1 (4mm tube M6 filet)</text:p>
          </table:table-cell>
          <table:table-cell table:formula="of:=SUM([.F36:.Z3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32"/>
          <table:table-cell table:style-name="ce29"/>
          <table:table-cell table:number-columns-repeated="995"/>
        </table:table-row>
        <table:table-row table:style-name="ro2">
          <table:table-cell office:value-type="float" office:value="80" calcext:value-type="float" table:number-columns-spanned="1" table:number-rows-spanned="8">
            <text:p>80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Vert 250mm</text:p>
          </table:table-cell>
          <table:table-cell table:formula="of:=SUM([.F37:.Z37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2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red_1m_rated_5a/" xlink:type="simple">RepRapWorld</text:a></text:p>
          </table:table-cell>
          <table:table-cell office:value-type="string" calcext:value-type="string">
            <text:p>Cable 18 AWG Rouge 250 + 100 mm</text:p>
          </table:table-cell>
          <table:table-cell table:formula="of:=SUM([.F38:.Z38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2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black_1m_rated_5a/" xlink:type="simple">RepRapWorld</text:a></text:p>
          </table:table-cell>
          <table:table-cell office:value-type="string" calcext:value-type="string">
            <text:p>Cable 18 AWG Noir 250 + 100 mm</text:p>
          </table:table-cell>
          <table:table-cell table:formula="of:=SUM([.F39:.Z39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2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reprapworld.com/products/electronics/minitronics/minitronics_v1_1_basic_kit/" xlink:type="simple">RepRapWorld</text:a></text:p>
          </table:table-cell>
          <table:table-cell office:value-type="string" calcext:value-type="string">
            <text:p>Carte Elec Minitronics + cable molex</text:p>
          </table:table-cell>
          <table:table-cell table:formula="of:=SUM([.F40:.Z40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prapworld.com/products/cables_and_wiring/wires/power_cable_1_8m/" xlink:type="simple">RepRapWorld</text:a></text:p>
          </table:table-cell>
          <table:table-cell office:value-type="string" calcext:value-type="string">
            <text:p>Cordon alimentation EU</text:p>
          </table:table-cell>
          <table:table-cell table:formula="of:=SUM([.F41:.Z41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prapworld.com/products/cables_and_wiring/cable_binding/cable_wrapping_10mm_1_meter/" xlink:type="simple">RepRapWorld</text:a></text:p>
          </table:table-cell>
          <table:table-cell office:value-type="string" calcext:value-type="string">
            <text:p>Gaine Spiralée 1m</text:p>
          </table:table-cell>
          <table:table-cell table:formula="of:=SUM([.F42:.Z42])" office:value-type="float" office:value="1.6" calcext:value-type="float">
            <text:p>1,6</text:p>
          </table:table-cell>
          <table:table-cell table:number-columns-repeated="12"/>
          <table:table-cell office:value-type="float" office:value="0.8" calcext:value-type="float">
            <text:p>0,8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prapworld.com/products/electronics/minitronics/usb_connection_cable_0_5m_type_b_to_type_a/" xlink:type="simple">RepRapWorld</text:a></text:p>
          </table:table-cell>
          <table:table-cell office:value-type="string" calcext:value-type="string">
            <text:p>Cable USB</text:p>
          </table:table-cell>
          <table:table-cell table:formula="of:=SUM([.F43:.Z43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<text:a xlink:href="https://reprapworld.com/products/cables_and_wiring/heatshrink/heatshrink_black_20cm_1_6mm_bore_0_8mm_shrunken/" xlink:type="simple">RepRapWorld</text:a></text:p>
          </table:table-cell>
          <table:table-cell office:value-type="string" calcext:value-type="string">
            <text:p>Gaine thermo pour prolonger turbine</text:p>
          </table:table-cell>
          <table:table-cell table:number-columns-repeated="22"/>
          <table:table-cell table:style-name="ce29"/>
          <table:table-cell table:number-columns-repeated="997"/>
        </table:table-row>
        <table:table-row table:style-name="ro3">
          <table:table-cell office:value-type="float" office:value="40" calcext:value-type="float" table:number-columns-spanned="1" table:number-rows-spanned="6">
            <text:p>4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<text:a xlink:href="http://fr.rs-online.com/web/p/products/0178462" xlink:type="simple">RS</text:a></text:p>
          </table:table-cell>
          <table:table-cell office:value-type="string" calcext:value-type="string">
            <text:p>Colliers de serrage</text:p>
          </table:table-cell>
          <table:table-cell table:formula="of:=SUM([.F45:.Z45])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covered-table-cell/>
          <table:table-cell/>
          <table:table-cell office:value-type="string" calcext:value-type="string">
            <text:p><text:a xlink:href="http://fr.rs-online.com/web/p/clips-de-maintient-de-cables/1705346/" xlink:type="simple">RS</text:a></text:p>
          </table:table-cell>
          <table:table-cell office:value-type="string" calcext:value-type="string">
            <text:p>Clip maintient de câbles 25x25x8m</text:p>
          </table:table-cell>
          <table:table-cell table:formula="of:=SUM([.F46:.Z4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covered-table-cell/>
          <table:table-cell office:value-type="float" office:value="1.72" calcext:value-type="float">
            <text:p>1,72</text:p>
          </table:table-cell>
          <table:table-cell office:value-type="string" calcext:value-type="string">
            <text:p><text:a xlink:href="http://fr.rs-online.com/web/p/gaine-thermoretractable-avec-adhesif/1706361/" xlink:type="simple">RS</text:a></text:p>
          </table:table-cell>
          <table:table-cell office:value-type="string" calcext:value-type="string">
            <text:p>Gaine Thermo 1.6-0.8mm 20 mm</text:p>
          </table:table-cell>
          <table:table-cell table:formula="of:=SUM([.F47:.Z47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covered-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<text:a xlink:href="http://fr.rs-online.com/web/p/embouts-de-cablage-a-sertir/2114268/" xlink:type="simple">RS</text:a></text:p>
          </table:table-cell>
          <table:table-cell office:value-type="string" calcext:value-type="string">
            <text:p>Ferrule pour sertir turbine</text:p>
          </table:table-cell>
          <table:table-cell table:formula="of:=SUM([.F48:.Z48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covered-table-cell/>
          <table:table-cell office:value-type="float" office:value="1.89" calcext:value-type="float">
            <text:p>1,89</text:p>
          </table:table-cell>
          <table:table-cell office:value-type="string" calcext:value-type="string">
            <text:p><text:a xlink:href="http://fr.rs-online.com/web/p/gaine-thermoretractable-avec-adhesif/1706399/" xlink:type="simple">RS</text:a></text:p>
          </table:table-cell>
          <table:table-cell office:value-type="string" calcext:value-type="string">
            <text:p>Gaine Thermo 4.8-2.4mm 20 mm</text:p>
          </table:table-cell>
          <table:table-cell table:formula="of:=SUM([.F49:.Z49]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14" table:number-columns-repeated="2"/>
          <table:table-cell table:style-name="ce24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style-name="ce31"/>
          <table:table-cell table:style-name="ce27"/>
          <table:table-cell table:style-name="ce31"/>
          <table:table-cell table:number-columns-repeated="995"/>
        </table:table-row>
        <table:table-row table:style-name="ro3">
          <table:covered-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<text:a xlink:href="https://www.rs-particuliers.com/web/p/ressorts-de-compression/751483/" xlink:type="simple">RS</text:a></text:p>
          </table:table-cell>
          <table:table-cell office:value-type="string" calcext:value-type="string">
            <text:p>Ressort compression 751-483</text:p>
          </table:table-cell>
          <table:table-cell table:formula="of:=SUM([.F50:.Z50])"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  <table:table-cell table:style-name="ce29"/>
          <table:table-cell table:number-columns-repeated="995"/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2-Pieces-Gdstime-12V-2Pin-3cm-30mm-x-30mm-x-10mm-Ball-Bearing-Brushless-DC-Cooling/212707_32797692869.html?spm=a2g0w.12010615.0.0.6a62e731xM3Eag" xlink:type="simple">Aliexpress</text:a> / RS</text:p>
          </table:table-cell>
          <table:table-cell office:value-type="string" calcext:value-type="string">
            <text:p>Ventilateur 30x30x10mm (4,7CFM) x2 ou <text:a xlink:href="https://fr.aliexpress.com/store/product/5PCS-Gdstime-Mini-DC-12V-3cm-3010-30mm-30x30x10mm-2Pin-Ball-Bearing-Brushless-Cooling-Cooler-Fan/212707_32797760040.html?spm=a2g0w.12010108.1000016.1.c6b09b5MzxhuB&amp;isOrigTitle=true" xlink:type="simple">x5</text:a></text:p>
          </table:table-cell>
          <table:table-cell table:formula="of:=SUM([.F51:.Z51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mouser.fr/ProductDetail/MEAN-WELL/GST160A12-R7B/?qs=%2Fha2pyFadui81n4DGNoBrMmOlif9fUvl6ECFlAiJ7ml8u052I3ixQQ%3D%3D" xlink:type="simple">mouser</text:a> (60)</text:p>
          </table:table-cell>
          <table:table-cell office:value-type="string" calcext:value-type="string">
            <text:p>alim externe 12v 138W Meanwell (OEM / or not EU)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<text:a xlink:href="https://rs-particuliers.com/Product.aspx?Product=1176149" xlink:type="simple">RS</text:a></text:p>
          </table:table-cell>
          <table:table-cell office:value-type="string" calcext:value-type="string">
            <text:p>alim externe 12v 138W Meanwell</text:p>
          </table:table-cell>
          <table:table-cell table:formula="of:=SUM([.F53:.Z53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6" office:value-type="string" calcext:value-type="string">
            <text:p><text:a xlink:href="https://www.mouser.fr/search/ProductDetail.aspx?R=0virtualkey0virtualkeyGST160A24-R7B" xlink:type="simple">mouser</text:a> (60)</text:p>
          </table:table-cell>
          <table:table-cell office:value-type="string" calcext:value-type="string">
            <text:p>alim externe 24v 160W Meanwell (OEM / or not EU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 ?</text:p>
          </table:table-cell>
          <table:table-cell office:value-type="string" calcext:value-type="string">
            <text:p>alim externe 24v 160W Meanwell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mouser.fr/ProductDetail/Kycon/KPJX-PM-4S" xlink:type="simple">mouser</text:a> (3)</text:p>
          </table:table-cell>
          <table:table-cell office:value-type="string" calcext:value-type="string">
            <text:p>connecteur KPJX-PM-4S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<text:a xlink:href="https://rs-particuliers.com/Product.aspx?Product=6677287" xlink:type="simple">RS</text:a></text:p>
          </table:table-cell>
          <table:table-cell office:value-type="string" calcext:value-type="string">
            <text:p>connecteur KPJX-PM-4S</text:p>
          </table:table-cell>
          <table:table-cell table:formula="of:=SUM([.F57:.Z57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mouser.fr/ProductDetail/Kycon/KPJX-PM-4S-S" xlink:type="simple">mouser</text:a> (9)</text:p>
          </table:table-cell>
          <table:table-cell office:value-type="string" calcext:value-type="string">
            <text:p>connecteur KPJX-PM-4S-S (shielded)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2.5x10 pour plastique (cf doc prise)</text:p>
          </table:table-cell>
          <table:table-cell table:formula="of:=SUM([.F59:.Z59]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3"/>
          <table:table-cell table:style-name="ce11" office:value-type="string" calcext:value-type="string">
            <text:p>PIECES 3D – PLA</text:p>
          </table:table-cell>
          <table:table-cell table:number-columns-repeated="30"/>
          <table:table-cell table:style-name="ce35" table:number-columns-repeated="988"/>
          <table:table-cell table:number-columns-repeated="2"/>
        </table:table-row>
        <table:table-row table:style-name="ro1">
          <table:table-cell table:style-name="ce4"/>
          <table:table-cell table:style-name="ce7"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Face-panel A</text:p>
          </table:table-cell>
          <table:table-cell table:formula="of:=SUM([.F62:.Z62])" office:value-type="float" office:value="1" calcext:value-type="float">
            <text:p>1</text:p>
          </table:table-cell>
          <table:table-cell table:style-name="ce17" table:number-columns-repeated="3"/>
          <table:table-cell table:style-name="ce20"/>
          <table:table-cell table:style-name="ce17" table:number-columns-repeated="3"/>
          <table:table-cell table:style-name="ce23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7" table:number-columns-repeated="4"/>
          <table:table-cell table:style-name="ce23" table:number-columns-repeated="2"/>
          <table:table-cell table:style-name="ce17"/>
          <table:table-cell table:style-name="ce13"/>
          <table:table-cell table:style-name="ce17"/>
          <table:table-cell table:style-name="ce13"/>
          <table:table-cell table:style-name="ce33" table:number-columns-repeated="5"/>
          <table:table-cell table:style-name="ce36" table:number-columns-repeated="988"/>
          <table:table-cell table:number-columns-repeated="2"/>
        </table:table-row>
        <table:table-row table:style-name="ro1">
          <table:table-cell table:style-name="ce4"/>
          <table:table-cell table:style-name="ce7"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Face-panel B psu-external</text:p>
          </table:table-cell>
          <table:table-cell table:formula="of:=SUM([.F63:.Z63])" office:value-type="float" office:value="1" calcext:value-type="float">
            <text:p>1</text:p>
          </table:table-cell>
          <table:table-cell table:style-name="ce17" table:number-columns-repeated="3"/>
          <table:table-cell table:style-name="ce20"/>
          <table:table-cell table:style-name="ce17" table:number-columns-repeated="3"/>
          <table:table-cell table:style-name="ce23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7" table:number-columns-repeated="4"/>
          <table:table-cell table:style-name="ce23" table:number-columns-repeated="2"/>
          <table:table-cell table:style-name="ce17"/>
          <table:table-cell table:style-name="ce13"/>
          <table:table-cell table:style-name="ce17"/>
          <table:table-cell table:style-name="ce13"/>
          <table:table-cell table:style-name="ce33" table:number-columns-repeated="5"/>
          <table:table-cell table:style-name="ce36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Side-panel A</text:p>
          </table:table-cell>
          <table:table-cell table:formula="of:=SUM([.F64:.Z64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X</text:p>
          </table:table-cell>
          <table:table-cell table:formula="of:=SUM([.F65:.Z65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Chariot-Y centre (PET ou greenTEC)</text:p>
          </table:table-cell>
          <table:table-cell table:formula="of:=SUM([.F66:.Z66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1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Y droite</text:p>
          </table:table-cell>
          <table:table-cell table:formula="of:=SUM([.F67:.Z67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Y gauche</text:p>
          </table:table-cell>
          <table:table-cell table:formula="of:=SUM([.F68:.Z68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Z-droite</text:p>
          </table:table-cell>
          <table:table-cell table:formula="of:=SUM([.F69:.Z69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Z-gauche</text:p>
          </table:table-cell>
          <table:table-cell table:formula="of:=SUM([.F70:.Z70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6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nière-extérieure</text:p>
          </table:table-cell>
          <table:table-cell table:formula="of:=SUM([.F71:.Z71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34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nière-intérieure</text:p>
          </table:table-cell>
          <table:table-cell table:formula="of:=SUM([.F72:.Z7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34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ntrainement-corps</text:p>
          </table:table-cell>
          <table:table-cell table:formula="of:=SUM([.F73:.Z73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ntrainement-levier</text:p>
          </table:table-cell>
          <table:table-cell table:formula="of:=SUM([.F74:.Z74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ntretoise-minitronics</text:p>
          </table:table-cell>
          <table:table-cell table:formula="of:=SUM([.F75:.Z75]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8"/>
          <table:table-cell table:style-name="ce16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ed-A</text:p>
          </table:table-cell>
          <table:table-cell table:formula="of:=SUM([.F76:.Z76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34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ed-B</text:p>
          </table:table-cell>
          <table:table-cell table:formula="of:=SUM([.F77:.Z77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34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gnon pour crémaillère</text:p>
          </table:table-cell>
          <table:table-cell table:formula="of:=SUM([.F78:.Z78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table:style-name="ce34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Poignée</text:p>
          </table:table-cell>
          <table:table-cell table:formula="of:=SUM([.F79:.Z79])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5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ommet-Z</text:p>
          </table:table-cell>
          <table:table-cell table:formula="of:=SUM([.F80:.Z80])"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7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Support-bobine</text:p>
          </table:table-cell>
          <table:table-cell table:formula="of:=SUM([.F81:.Z81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bobine tube</text:p>
          </table:table-cell>
          <table:table-cell table:formula="of:=SUM([.F82:.Z82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capteur-Y</text:p>
          </table:table-cell>
          <table:table-cell table:formula="of:=SUM([.F83:.Z8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crémaillère X</text:p>
          </table:table-cell>
          <table:table-cell table:formula="of:=SUM([.F84:.Z84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crémaillère Z</text:p>
          </table:table-cell>
          <table:table-cell table:formula="of:=SUM([.F85:.Z85]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rémaillère fixation</text:p>
          </table:table-cell>
          <table:table-cell table:formula="of:=SUM([.F86:.Z86])" office:value-type="float" office:value="6" calcext:value-type="float">
            <text:p>6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moteur-Y</text:p>
          </table:table-cell>
          <table:table-cell table:formula="of:=SUM([.F87:.Z87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roulement-Y</text:p>
          </table:table-cell>
          <table:table-cell table:formula="of:=SUM([.F88:.Z88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Support-tête-impression e3Dlite6 A</text:p>
          </table:table-cell>
          <table:table-cell table:formula="of:=SUM([.F89:.Z89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Support-tête-impression e3Dlite6 B</text:p>
          </table:table-cell>
          <table:table-cell table:formula="of:=SUM([.F90:.Z90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34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1" office:value-type="string" calcext:value-type="string">
            <text:p>PIECES DECOUPEES</text:p>
          </table:table-cell>
          <table:table-cell table:number-columns-repeated="30"/>
          <table:table-cell table:style-name="ce12" table:number-columns-repeated="988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ond – 4mm PMMA</text:p>
          </table:table-cell>
          <table:table-cell table:formula="of:=SUM([.F94:.Z94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9"/>
          <table:table-cell table:style-name="ce12" table:number-columns-repeated="988"/>
          <table:table-cell table:number-columns-repeated="2"/>
        </table:table-row>
        <table:table-row table:style-name="ro1">
          <table:table-cell table:style-name="ce5"/>
          <table:table-cell/>
          <table:table-cell table:style-name="ce5"/>
          <table:table-cell table:style-name="ce14" table:number-columns-repeated="5"/>
          <table:table-cell table:style-name="ce21"/>
          <table:table-cell table:style-name="ce14" table:number-columns-repeated="3"/>
          <table:table-cell table:style-name="ce24"/>
          <table:table-cell table:style-name="ce14" table:number-columns-repeated="2"/>
          <table:table-cell table:style-name="ce24"/>
          <table:table-cell table:style-name="ce14" table:number-columns-repeated="2"/>
          <table:table-cell table:style-name="ce24"/>
          <table:table-cell table:style-name="ce14" table:number-columns-repeated="4"/>
          <table:table-cell table:style-name="ce24" table:number-columns-repeated="2"/>
          <table:table-cell table:style-name="ce28" table:number-columns-repeated="997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Outils nécessai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e3D / RS / Robotdigg</text:p>
          </table:table-cell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2">
          <table:table-cell table:number-columns-repeated="2"/>
          <table:table-cell table:style-name="ce3" office:value-type="string" calcext:value-type="string">
            <text:p><text:a xlink:href="https://rs-particuliers.com/WebCatalog/Coupe_fil_Encastre__longueur_138mm__capacite_de_coupe_13mm-2450491.aspx" xlink:type="simple">RS</text:a></text:p>
          </table:table-cell>
          <table:table-cell office:value-type="string" calcext:value-type="string">
            <text:p>Pince coupante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5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3"/>
          <table:table-cell table:number-columns-repeated="31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Op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table:style-name="ce29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foret 8mm ou alésoir 90° (plateau alu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connector_cable_for_stepper_motor_30cm_4_leads/" xlink:type="simple">RepRapWorld</text:a></text:p>
          </table:table-cell>
          <table:table-cell office:value-type="string" calcext:value-type="string">
            <text:p>câble moteur 30cm JST / Molex (Y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92/One-end-Dupont-connector-for-RDG-Stepper-Motors" xlink:type="simple">Robotdigg</text:a></text:p>
          </table:table-cell>
          <table:table-cell office:value-type="string" calcext:value-type="string">
            <text:p>câble moteur 30-50-80cm JST / Dupont (Y/E/Z)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.2" calcext:value-type="float">
            <text:p>7,2</text:p>
          </table:table-cell>
          <table:table-cell office:value-type="string" calcext:value-type="string">
            <text:p><text:a xlink:href="https://www.robotdigg.com/product/1250/42HM34-0.9-step-angle-NEMA17-stepper-motor" xlink:type="simple">Robotdigg</text:a></text:p>
          </table:table-cell>
          <table:table-cell office:value-type="string" calcext:value-type="string">
            <text:p>Nema17 – 40mm – 1.68A xx00gr – 09° (pour E?) (2x0gr)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7/NEMA17-40mm-long-17hs3001-20b-Stepper-Motor" xlink:type="simple">Robotdigg</text:a></text:p>
          </table:table-cell>
          <table:table-cell office:value-type="string" calcext:value-type="string">
            <text:p>Nema17 – 40mm – 1.20A 4000gr – 50cm (240gr)</text:p>
          </table:table-cell>
          <table:table-cell table:number-columns-repeated="19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23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Pour info / archiv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aliexpress.com/store/product/Free-Shipping-Good-Quality-High-Accuracy-IP54-Waterproof-Digital-Vernier-Caliper-Measuring-tool-0-01mm-5110/927893_965211643.html" xlink:type="simple">Aliexpress</text:a></text:p>
          </table:table-cell>
          <table:table-cell office:value-type="string" calcext:value-type="string">
            <text:p>Pied à coulisse numériqu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aliexpress.com/item/Mini-Hand-Drill-With-Keyless-Chuck-10pcs-Hss-Twist-Drill-Bits-Rotary-Tools-Metal-Spiral-0/32792651453.html" xlink:type="simple">Aliexpress</text:a></text:p>
          </table:table-cell>
          <table:table-cell office:value-type="string" calcext:value-type="string">
            <text:p>Porte-foret et forets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fr/product-detail/fr/delta-electronics/BFB0312HA-A/603-1112-ND/1014443" xlink:type="simple">Digikey</text:a></text:p>
          </table:table-cell>
          <table:table-cell office:value-type="string" calcext:value-type="string">
            <text:p>Turbine 30x30x10 mm – BFB0312HA-A (1.4CFM)</text:p>
          </table:table-cell>
          <table:table-cell table:number-columns-repeated="22"/>
          <table:table-cell table:style-name="ce16"/>
          <table:table-cell/>
          <table:table-cell table:style-name="ce29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digikey.fr/product-detail/fr/delta-electronics/AFB0412MA-A/603-1855-ND/5247490" xlink:type="simple">Digikey</text:a></text:p>
          </table:table-cell>
          <table:table-cell office:value-type="string" calcext:value-type="string">
            <text:p>Ventilateur 40x40x10mm (5.7CFM 21.5dB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www.motedis.fr/shop/Produits-semi-fini/Douille-de-distance/Acier-sans-filetage/Douille-de-distance-pour-vis-M3-avec-L%3D-20-mm::999995324.html" xlink:type="simple">Motedis</text:a></text:p>
          </table:table-cell>
          <table:table-cell office:value-type="string" calcext:value-type="string">
            <text:p>entretoise pour vis M3, L2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Jau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duet3d_duet_wifi_electronic_controller_card/" xlink:type="simple">RepRapWorld</text:a></text:p>
          </table:table-cell>
          <table:table-cell office:value-type="string" calcext:value-type="string">
            <text:p>Duet3D wifi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duet3d_paneldue_with_4_3_display_cable/" xlink:type="simple">RepRapWorld</text:a></text:p>
          </table:table-cell>
          <table:table-cell office:value-type="string" calcext:value-type="string">
            <text:p>PanelDue 4.3’’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399/16mm-waterproof-led-button-blue" xlink:type="simple">Robotdigg</text:a></text:p>
          </table:table-cell>
          <table:table-cell office:value-type="string" calcext:value-type="string">
            <text:p>Bouton inter 16mm bleu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860/Drag-Chain-10*15mm-Inner" xlink:type="simple">Robotdigg</text:a></text:p>
          </table:table-cell>
          <table:table-cell office:value-type="string" calcext:value-type="string">
            <text:p>Chaîne porte-câbles 10x15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218/Detachable-ferrite-choke-EMI-or-RFI-suppressor" xlink:type="simple">Robotdigg</text:a></text:p>
          </table:table-cell>
          <table:table-cell office:value-type="string" calcext:value-type="string">
            <text:p>Ferrit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light-cases.eu/lc-460-000.html" xlink:type="simple">Flightcase</text:a></text:p>
          </table:table-cell>
          <table:table-cell office:value-type="string" calcext:value-type="string">
            <text:p>Flightcase alu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28/NEMA14-34mm-0.8A-or-1.25A-stepper-motor" xlink:type="simple">Robotdigg</text:a></text:p>
          </table:table-cell>
          <table:table-cell office:value-type="string" calcext:value-type="string">
            <text:p>Nema14 – HY0006 – 0.8A 1500gr – 30cm (180gr)</text:p>
          </table:table-cell>
          <table:table-cell table:number-columns-repeated="2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ema14 – HY0007 – 1.25A 900gr – 30cm (180gr)</text:p>
          </table:table-cell>
          <table:table-cell table:number-columns-repeated="2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3">
          <table:table-cell/>
          <table:table-cell office:value-type="float" office:value="5.9" calcext:value-type="float">
            <text:p>5,9</text:p>
          </table:table-cell>
          <table:table-cell office:value-type="string" calcext:value-type="string">
            <text:p><text:a xlink:href="https://www.robotdigg.com/product/6/NEMA17-Stepper-Motor-34mm-Long,-0.8A" xlink:type="simple">Robotdigg</text:a></text:p>
          </table:table-cell>
          <table:table-cell office:value-type="string" calcext:value-type="string">
            <text:p>Nema17 – 34mm – 0.8A 2800gr (Z possible, mais 40mm mieux) (200gr)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1250/42HM34-0.9-step-angle-NEMA17-stepper-motor" xlink:type="simple">Robotdigg</text:a></text:p>
          </table:table-cell>
          <table:table-cell office:value-type="string" calcext:value-type="string">
            <text:p>Nema17 – 34mm – 1.33A 2200gr – 09° (un peu faible pour E) (220gr)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.2" calcext:value-type="float">
            <text:p>7,2</text:p>
          </table:table-cell>
          <table:table-cell/>
          <table:table-cell office:value-type="string" calcext:value-type="string">
            <text:p>Nema17 – 40mm – 1.68A 4200gr – 09°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1231938</text:p>
          </table:table-cell>
          <table:table-cell office:value-type="string" calcext:value-type="string">
            <text:p>Multimètre avec thermocouple RS-1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s-particuliers.com/WebCatalog/Trousse_a_outils_PVC_308mm_x_230mm_x-7077259.aspx" xlink:type="simple">RS</text:a></text:p>
          </table:table-cell>
          <table:table-cell office:value-type="string" calcext:value-type="string">
            <text:p>Trousse à outil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<text:a xlink:href="http://fr.rs-online.com/web/p/ressorts-de-compression/0751584/" xlink:type="simple">RS</text:a></text:p>
          </table:table-cell>
          <table:table-cell office:value-type="string" calcext:value-type="string">
            <text:p>Ressort compression 751-584 (gros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ourroies-synchrones/4745224/" xlink:type="simple">RS</text:a></text:p>
          </table:table-cell>
          <table:table-cell office:value-type="string" calcext:value-type="string">
            <text:p>Courroie T2.5 synchroflex 780 (=proto folda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ourroies-synchrones/4745218/" xlink:type="simple">RS</text:a></text:p>
          </table:table-cell>
          <table:table-cell office:value-type="string" calcext:value-type="string">
            <text:p>Courroie T2.5 synchroflex 650 (probablement suffisante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://fr.rs-online.com/web/p/clips-a-sertir/8388131/" xlink:type="simple">RS</text:a></text:p>
          </table:table-cell>
          <table:table-cell office:value-type="string" calcext:value-type="string">
            <text:p>Cosse pour languette 2.8mm (endstop)</text:p>
          </table:table-cell>
          <table:table-cell table:number-columns-repeated="24"/>
          <table:table-cell table:style-name="ce29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a-sertir/1359970/" xlink:type="simple">RS</text:a></text:p>
          </table:table-cell>
          <table:table-cell office:value-type="string" calcext:value-type="string">
            <text:p>Cosse pour languette 4m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63/" xlink:type="simple">RS</text:a></text:p>
          </table:table-cell>
          <table:table-cell office:value-type="string" calcext:value-type="string">
            <text:p>molex kk254 boitier 2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75/" xlink:type="simple">RS</text:a></text:p>
          </table:table-cell>
          <table:table-cell office:value-type="string" calcext:value-type="string">
            <text:p>molex kk254 boitier 3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88/" xlink:type="simple">RS</text:a></text:p>
          </table:table-cell>
          <table:table-cell office:value-type="string" calcext:value-type="string">
            <text:p>molex kk254 boitier 4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contacts-pour-connecteur-ci/6783149/?origin=PSF_435696%7Cacc" xlink:type="simple">RS</text:a></text:p>
          </table:table-cell>
          <table:table-cell office:value-type="string" calcext:value-type="string">
            <text:p>molex kk254 boitier fi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92</text:p>
          </table:table-cell>
          <table:table-cell office:value-type="string" calcext:value-type="string">
            <text:p>micro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233-2747</text:p>
          </table:table-cell>
          <table:table-cell office:value-type="string" calcext:value-type="string">
            <text:p>micro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69</text:p>
          </table:table-cell>
          <table:table-cell office:value-type="string" calcext:value-type="string">
            <text:p>micro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50</text:p>
          </table:table-cell>
          <table:table-cell office:value-type="string" calcext:value-type="string">
            <text:p>microfit 2pin fiche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02</text:p>
          </table:table-cell>
          <table:table-cell office:value-type="string" calcext:value-type="string">
            <text:p>mini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4569</text:p>
          </table:table-cell>
          <table:table-cell office:value-type="string" calcext:value-type="string">
            <text:p>mini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16</text:p>
          </table:table-cell>
          <table:table-cell office:value-type="string" calcext:value-type="string">
            <text:p>mini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07</text:p>
          </table:table-cell>
          <table:table-cell office:value-type="string" calcext:value-type="string">
            <text:p>minifit 2pin fiche 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silv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av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range</text:p>
          </table:table-cell>
          <table:table-cell table:number-columns-repeated="1020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6">00/00/0000</text:date>, <text:time style:data-style-name="N2" text:time-value="18:29:25.6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Emmanuel Gilloz</meta:initial-creator>
    <meta:creation-date>2014-06-29T13:02:29Z</meta:creation-date>
    <dc:date>2018-12-26T18:30:37.113000000</dc:date>
    <meta:print-date>2015-08-14T12:58:27Z</meta:print-date>
    <meta:editing-duration>P1DT23H30M48S</meta:editing-duration>
    <meta:editing-cycles>143</meta:editing-cycles>
    <meta:document-statistic meta:table-count="1" meta:cell-count="5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eeeeee"/>
    </style:style>
    <style:style style:name="ch9" style:family="chart">
      <style:chart-properties chart:solid-type="cuboid"/>
      <style:graphic-properties draw:fill-color="#0000cc"/>
    </style:style>
    <style:style style:name="ch10" style:family="chart">
      <style:chart-properties chart:solid-type="cuboid"/>
      <style:graphic-properties draw:fill-color="#ff66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083cm" svg:height="4.547cm" xlink:href=".." xlink:type="simple" chart:class="chart:ring" chart:column-mapping="0" chart:style-name="ch1">
        <chart:legend chart:legend-position="end" svg:x="6.248cm" svg:y="1.467cm" style:legend-expansion="high" chart:style-name="ch2"/>
        <chart:plot-area chart:style-name="ch3" table:cell-range-address="'F3.0_BOM'.C151:'F3.0_BOM'.D153" chart:data-source-has-labels="column" svg:x="0.161cm" svg:y="0.09cm" svg:width="5.926cm" svg:height="4.367cm">
          <chartooo:coordinate-region svg:x="0.941cm" svg:y="0.091cm" svg:width="4.366cm" svg:height="4.366cm"/>
          <chart:axis chart:dimension="x" chart:name="primary-x" chart:style-name="ch4" chartooo:axis-type="auto">
            <chartooo:date-scale/>
            <chart:categories table:cell-range-address="'F3.0_BOM'.D151:'F3.0_BOM'.D1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3.0_BOM'.C151:'F3.0_BOM'.C15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silver</text:p>
                <draw:g>
                  <svg:desc>'F3.0_BOM'.D151:'F3.0_BOM'.D153</svg:desc>
                </draw:g>
              </table:table-cell>
              <table:table-cell office:value-type="float" office:value="16">
                <text:p>16</text:p>
                <draw:g>
                  <svg:desc>'F3.0_BOM'.C151:'F3.0_BOM'.C153</svg:desc>
                </draw:g>
              </table:table-cell>
            </table:table-row>
            <table:table-row>
              <table:table-cell office:value-type="string">
                <text:p>navy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orange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Windows_X86_64 LibreOffice_project/2b7f1e640c46ceb28adf43ee075a6e8b8439ed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